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09fe4" officeooo:paragraph-rsid="00109fe4"/>
    </style:style>
    <style:style style:name="P2" style:family="paragraph" style:parent-style-name="Standard">
      <style:text-properties officeooo:rsid="00109fe4" officeooo:paragraph-rsid="00109fe4"/>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9fe4" officeooo:paragraph-rsid="00109fe4" style:font-weight-asian="bold" style:font-weight-complex="bold"/>
    </style:style>
    <style:style style:name="P4" style:family="paragraph" style:parent-style-name="Standard" style:list-style-name="L1">
      <style:text-properties officeooo:rsid="00109fe4" officeooo:paragraph-rsid="00109fe4"/>
    </style:style>
    <style:style style:name="P5" style:family="paragraph" style:parent-style-name="Standard" style:list-style-name="L2">
      <style:text-properties officeooo:rsid="00109fe4" officeooo:paragraph-rsid="00109fe4"/>
    </style:style>
    <style:style style:name="P6" style:family="paragraph" style:parent-style-name="Standard" style:list-style-name="L2">
      <style:text-properties fo:font-size="16pt" style:text-underline-style="solid" style:text-underline-width="auto" style:text-underline-color="font-color" fo:font-weight="bold" officeooo:rsid="00109fe4" officeooo:paragraph-rsid="00109fe4" style:font-weight-asian="bold" style:font-weight-complex="bold"/>
    </style:style>
    <style:style style:name="P7" style:family="paragraph" style:parent-style-name="Standard" style:list-style-name="L2">
      <style:text-properties fo:font-size="16pt" style:text-underline-style="solid" style:text-underline-width="auto" style:text-underline-color="font-color" fo:font-weight="bold" officeooo:rsid="0013d0a8" officeooo:paragraph-rsid="0013d0a8" style:font-weight-asian="bold" style:font-weight-complex="bold"/>
    </style:style>
    <style:style style:name="P8" style:family="paragraph" style:parent-style-name="Standard" style:list-style-name="L2">
      <style:text-properties officeooo:rsid="0011a3d7" officeooo:paragraph-rsid="0011a3d7"/>
    </style:style>
    <style:style style:name="P9" style:family="paragraph" style:parent-style-name="Standard" style:list-style-name="L2">
      <style:text-properties officeooo:rsid="00136bd5" officeooo:paragraph-rsid="00136bd5"/>
    </style:style>
    <style:style style:name="P10" style:family="paragraph" style:parent-style-name="Standard" style:list-style-name="L2">
      <style:text-properties officeooo:rsid="0013d0a8" officeooo:paragraph-rsid="0013d0a8"/>
    </style:style>
    <style:style style:name="P11" style:family="paragraph" style:parent-style-name="Standard" style:list-style-name="L2">
      <style:text-properties officeooo:rsid="00156c0a" officeooo:paragraph-rsid="00156c0a"/>
    </style:style>
    <style:style style:name="P12" style:family="paragraph" style:parent-style-name="Standard" style:list-style-name="L2">
      <style:text-properties officeooo:rsid="0016d368" officeooo:paragraph-rsid="0016d368"/>
    </style:style>
    <style:style style:name="P13" style:family="paragraph" style:parent-style-name="Standard" style:list-style-name="L2">
      <style:text-properties officeooo:rsid="00188aaf" officeooo:paragraph-rsid="00188aaf"/>
    </style:style>
    <style:style style:name="P14" style:family="paragraph" style:parent-style-name="Standard" style:list-style-name="L2">
      <style:text-properties officeooo:rsid="00194b9b" officeooo:paragraph-rsid="00194b9b"/>
    </style:style>
    <style:style style:name="P15" style:family="paragraph" style:parent-style-name="Standard" style:list-style-name="">
      <style:text-properties officeooo:rsid="00194b9b" officeooo:paragraph-rsid="00194b9b"/>
    </style:style>
    <style:style style:name="P16" style:family="paragraph" style:parent-style-name="Standard">
      <style:text-properties officeooo:rsid="00194b9b" officeooo:paragraph-rsid="00194b9b"/>
    </style:style>
    <style:style style:name="P17" style:family="paragraph" style:parent-style-name="Standard" style:list-style-name="L2">
      <style:paragraph-properties fo:break-before="page"/>
      <style:text-properties officeooo:rsid="00194b9b" officeooo:paragraph-rsid="00194b9b"/>
    </style:style>
    <style:style style:name="T1" style:family="text">
      <style:text-properties officeooo:rsid="0011a3d7"/>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officeooo:rsid="0013d0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vivant est-il réductible à une machine ?</text:p>
      <text:p text:style-name="P2"/>
      <text:list xml:id="list4501440619824254671" text:style-name="L1">
        <text:list-item>
          <text:p text:style-name="P4">Modèle mécaniciste : </text:p>
          <text:list>
            <text:list-item>
              <text:p text:style-name="P4">On porte une réflexion sur la causalité mécanique. </text:p>
              <text:list>
                <text:list-header>
                  <text:p text:style-name="P4">= idée d’une séquence nécessaire entre un phénomène antécédent et un phénomène conséquent qui résulte du premier dès lors que celui-ci est donné. </text:p>
                  <text:list>
                    <text:list-header>
                      <text:p text:style-name="P4">Exemple : Il n’y a pas de fumée sans feu </text:p>
                    </text:list-header>
                  </text:list>
                </text:list-header>
              </text:list>
            </text:list-item>
            <text:list-item>
              <text:p text:style-name="P4">La physique moderne à partir de Galilée s’est opposé à l’ancienne physique d’inspiration aristotélicienne, et en particulier à l’usage en physique de la notion de cause finale. </text:p>
            </text:list-item>
          </text:list>
        </text:list-item>
      </text:list>
      <text:p text:style-name="P2"/>
      <text:list xml:id="list5733451074478590475" text:style-name="L2">
        <text:list-item>
          <text:p text:style-name="P6">La réductibilité du vivant à une machine</text:p>
          <text:list>
            <text:list-item>
              <text:p text:style-name="P5">Le modèle mécaniciste, qui opère une triple réduction : </text:p>
              <text:list>
                <text:list-item>
                  <text:p text:style-name="P5">Réduction de la causalité à la seule causalité mécanique </text:p>
                  <text:list>
                    <text:list-item>
                      <text:p text:style-name="P5">Quatre mouvements de la physique aristotélicienne : </text:p>
                      <text:list>
                        <text:list-header>
                          <text:p text:style-name="P5">Substantiel (génération ou corruption d’une substance) </text:p>
                          <text:p text:style-name="P5">Quantitatif (augmentation ou diminution) </text:p>
                          <text:p text:style-name="P5">Qualitatif (ex : changement de couleur, de température…) </text:p>
                          <text:p text:style-name="P5">Local </text:p>
                        </text:list-header>
                      </text:list>
                    </text:list-item>
                    <text:list-item>
                      <text:p text:style-name="P5">Le modèle mécaniciste réduit tout ça à un seul mouvement : le mouvement mécanique </text:p>
                      <text:list>
                        <text:list-header>
                          <text:p text:style-name="P5">Toute modification s’explique par le déplacement d’une partie d’un corps </text:p>
                        </text:list-header>
                      </text:list>
                      <text:p text:style-name="P5">Des phénomènes aussi qualitatifs qu’une couleur peuvent s’expliquer à partir de l’agitation des molécules </text:p>
                      <text:p text:style-name="P5">Même la création se comprend par la désagrégation et agrégation de la matière </text:p>
                    </text:list-item>
                  </text:list>
                </text:list-item>
                <text:list-item>
                  <text:p text:style-name="P5">Réduction d’un organisme à la somme de ses parties </text:p>
                  <text:list>
                    <text:list-item>
                      <text:p text:style-name="P5">Si la création s’explique <text:span text:style-name="T1">ainsi, pourquoi faut-il qu’il y ait des éléments ultimes ? </text:span></text:p>
                      <text:list>
                        <text:list-header>
                          <text:p text:style-name="P8">Parce que si on ne le fait pas, alors il faut aller à l’infiniment plus petit </text:p>
                        </text:list-header>
                      </text:list>
                    </text:list-item>
                    <text:list-item>
                      <text:p text:style-name="P8">Le mécanicisme est donc un atomisme </text:p>
                      <text:list>
                        <text:list-header>
                          <text:p text:style-name="P8">Faiblesse de l’atomisme : Même un atome est en fait un élément composé </text:p>
                        </text:list-header>
                      </text:list>
                    </text:list-item>
                    <text:list-item>
                      <text:p text:style-name="P8">Descartes, <text:span text:style-name="T3">Principes de la philosophie</text:span>, 4<text:span text:style-name="T2">e</text:span> partie, art. 203 </text:p>
                      <text:list>
                        <text:list-header>
                          <text:p text:style-name="P9">Une machine et un être vivant n’ont qu’une différence d’échelle </text:p>
                          <text:p text:style-name="P9">Objection : De nos jours, on a la nanotechnologie </text:p>
                        </text:list-header>
                      </text:list>
                    </text:list-item>
                  </text:list>
                </text:list-item>
                <text:list-item>
                  <text:p text:style-name="P9">Réduction de toute apparence de finalité à du hasard </text:p>
                  <text:list>
                    <text:list-item>
                      <text:p text:style-name="P9">L’idée de cause finale, c’est l’idée que le terme d’un processus est la finalité de toutes les autres étapes </text:p>
                    </text:list-item>
                    <text:list-item>
                      <text:p text:style-name="P9">Ici, l’idée est que cette idée de finalité n’est qu’une illusion </text:p>
                    </text:list-item>
                    <text:list-item>
                      <text:p text:style-name="P9">Empédocle : </text:p>
                      <text:list>
                        <text:list-header>
                          <text:p text:style-name="P9">« Si les dents de devant poussent tranchantes et propres à déchirer, tandis que les molaires sont plates et aptes à broyer de la nourriture, c’est l’effet de cause nécessaire, car cela ne se produit pas dans ce but, mais résulte d’un concours de causes. » </text:p>
                          <text:p text:style-name="P9">Difficulté : un même phénomène peut s’expliquer selon la finalité autant que selon le hasard </text:p>
                          <text:list>
                            <text:list-header>
                              <text:p text:style-name="P9">Il ne faudrait pas dire que l’œil est fait pour voir mais qu’il permet de voir. </text:p>
                            </text:list-header>
                          </text:list>
                          <text:p text:style-name="P9">« <text:span text:style-name="T4">Les êtres dont toutes les parties s’assemblent comme si le résultat avait été intentionnellement voulu survivent, le hasard les ayant convenablement constitués, les autres ont péris et périssent. » </text:span></text:p>
                        </text:list-header>
                      </text:list>
                    </text:list-item>
                  </text:list>
                </text:list-item>
              </text:list>
            </text:list-item>
          </text:list>
          <text:p text:style-name="P9"><text:soft-page-break/></text:p>
        </text:list-item>
        <text:list-item>
          <text:p text:style-name="P7">L’irréductibilité du vivant à une machine</text:p>
          <text:list>
            <text:list-item>
              <text:p text:style-name="P10">Le modèle mécaniciste empêche de rendre compte de certaines régularités. </text:p>
              <text:p text:style-name="P10">Si on n’a que la causalité mécanique, il y a certaines régularités dont on va renoncer à rendre compte. </text:p>
              <text:list>
                <text:list-header>
                  <text:p text:style-name="P10">La régularité ne serait vu que comme un hasard. </text:p>
                </text:list-header>
                <text:list-item>
                  <text:p text:style-name="P10">Définition du hasard, par Cournot : </text:p>
                  <text:list>
                    <text:list-header>
                      <text:p text:style-name="P10">Le hasard est décrit comme l’intersection de deux chaînes causales totalement indépendantes </text:p>
                      <text:p text:style-name="P11"/>
                    </text:list-header>
                  </text:list>
                </text:list-item>
                <text:list-item>
                  <text:p text:style-name="P11">Descartes : exemple de la monstruosité en biologie (= les anomalies génétiques) </text:p>
                  <text:list>
                    <text:list-header>
                      <text:p text:style-name="P11">Si on n’a que la causalité mécanique, on ne peut plus parler d’anomalie puisque c’est une particularité dans un cas général. </text:p>
                    </text:list-header>
                  </text:list>
                </text:list-item>
              </text:list>
              <text:p text:style-name="P11"/>
            </text:list-item>
            <text:list-item>
              <text:p text:style-name="P11">La complémentarité entre la causalité mécanique et la causalité finale </text:p>
              <text:list>
                <text:list-item>
                  <text:p text:style-name="P11">Le modèle mécaniciste ne pense pas de manière satisfaisante la machine elle-même, parce que les machines sont organisées, elles sont conçues en vue d’un certain résultat. </text:p>
                  <text:list>
                    <text:list-header>
                      <text:p text:style-name="P11">Une montre est conçue pour donner l’heure </text:p>
                    </text:list-header>
                  </text:list>
                </text:list-item>
                <text:list-item>
                  <text:p text:style-name="P11">S’il y a une opposition, c’est entre les causes mécaniques finalisées et les causes mécaniques aveugles. </text:p>
                </text:list-item>
                <text:list-item>
                  <text:p text:style-name="P12">Il faut distinguer plusieurs types de cause finale </text:p>
                  <text:list>
                    <text:list-item>
                      <text:p text:style-name="P12">La finalité consciente et inconsciente </text:p>
                      <text:p text:style-name="P12">→ C’est pas parce qu’un animal ne sait pas pourquoi il agit qu’il agit sans raison </text:p>
                    </text:list-item>
                    <text:list-item>
                      <text:p text:style-name="P12">La finalité interne et externe </text:p>
                      <text:list>
                        <text:list-header>
                          <text:p text:style-name="P12">Interne : le développement d’un organisme ou l’exercice de ses facultés </text:p>
                          <text:p text:style-name="P12">Externe : le rapport que les uns entretiennent vis à vis des autres </text:p>
                          <text:list>
                            <text:list-header>
                              <text:p text:style-name="P12">Exemple : La chaîne alimentaire </text:p>
                              <text:list>
                                <text:list-header>
                                  <text:p text:style-name="P12">La finalité pourrait être nourrir un seul être, l’Homme </text:p>
                                  <text:p text:style-name="P12">Critique : C’est de l’anthropocentrisme </text:p>
                                  <text:list>
                                    <text:list-header>
                                      <text:p text:style-name="P12">(= penser que tout tourne autour de l’Homme) </text:p>
                                    </text:list-header>
                                  </text:list>
                                </text:list-header>
                              </text:list>
                            </text:list-header>
                          </text:list>
                        </text:list-header>
                      </text:list>
                    </text:list-item>
                    <text:list-item>
                      <text:p text:style-name="P12">La finalité subjective et objective </text:p>
                      <text:list>
                        <text:list-header>
                          <text:p text:style-name="P13">Subjective : prêtée par l’être humain d’une manière fantaisiste ou arbitraire </text:p>
                          <text:p text:style-name="P13">Objective : celle qui serait vraiment à l’œuvre chez les êtres vivants </text:p>
                        </text:list-header>
                      </text:list>
                    </text:list-item>
                  </text:list>
                </text:list-item>
              </text:list>
              <text:p text:style-name="P14"/>
            </text:list-item>
          </text:list>
        </text:list-item>
      </text:list>
      <text:p text:style-name="P15"/>
      <text:list xml:id="list85022485083981" text:continue-numbering="true" text:style-name="L2">
        <text:list-item>
          <text:list>
            <text:list-item>
              <text:p text:style-name="P17">Les nécessités de la cause formelle</text:p>
              <text:p text:style-name="P14">Kant, <text:span text:style-name="T3">Critique de la faculté de juger</text:span> </text:p>
              <text:list>
                <text:list-item>
                  <text:p text:style-name="P14">Distinction </text:p>
                  <text:list>
                    <text:list-item>
                      <text:p text:style-name="P14">La force motrice</text:p>
                      <text:list>
                        <text:list-header>
                          <text:p text:style-name="P14">Elle produit le mouvement</text:p>
                        </text:list-header>
                      </text:list>
                    </text:list-item>
                    <text:list-item>
                      <text:p text:style-name="P14">La force formatrice</text:p>
                      <text:list>
                        <text:list-header>
                          <text:p text:style-name="P14">Elle organise l’être tout entier</text:p>
                        </text:list-header>
                      </text:list>
                    </text:list-item>
                  </text:list>
                </text:list-item>
                <text:list-item>
                  <text:p text:style-name="P14">Les produits artificiels dépendent de la libre création de l’Homme </text:p>
                </text:list-item>
                <text:list-item>
                  <text:p text:style-name="P14">Plusieurs caractéristiques propres au vivant : </text:p>
                  <text:list>
                    <text:list-item>
                      <text:p text:style-name="P14">La reproduction </text:p>
                      <text:list>
                        <text:list-header>
                          <text:p text:style-name="P14">Critique : On a aujourd’hui des usines </text:p>
                          <text:p text:style-name="P14">Mais une machine ne peut pas produire par elle-même </text:p>
                        </text:list-header>
                      </text:list>
                    </text:list-item>
                    <text:list-item>
                      <text:p text:style-name="P14">L’auto réparation, la cicatrisation </text:p>
                    </text:list-item>
                    <text:list-item>
                      <text:p text:style-name="P14">La force formatrice </text:p>
                      <text:list>
                        <text:list-header>
                          <text:p text:style-name="P14">Ça renvoie à l’organisation du vivant, et au fait que l’unité du vivant ne vient pas de l’extérieur mais de l’intérieur même de l’organisme </text:p>
                          <text:p text:style-name="P14">Le vivant renouvelle ses parties </text:p>
                        </text:list-header>
                      </text:list>
                    </text:list-item>
                  </text:list>
                </text:list-item>
              </text:list>
            </text:list-item>
          </text:list>
        </text:list-item>
      </text:list>
      <text:p text:style-name="P16"/>
      <text:p text:style-name="P16">Il y a une double différence entre le vivant d’une part, et la machine et l’inerte d’autre part. D’abord, le vivant diffère de la machine artificielle en ce que sa forme est substantielle et non pas accidentelle, c’est-à-dire qu’elle le constitue de l’intérieur. Ensuite, la forme substantielle du vivant assure sa persévérance dans l’être par le renouvellement des éléments matériels qui le composent.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9fe4" officeooo:paragraph-rsid="00109fe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hilosophie<text:tab/><text:tab/>Le vivant est-il réductible à une machin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8:48:21.670000000</meta:creation-date>
    <meta:editing-cycles>4</meta:editing-cycles>
    <meta:editing-duration>PT23M52S</meta:editing-duration>
    <dc:date>2019-05-20T08:49:43.792000000</dc:date>
    <meta:generator>LibreOffice/5.1.6.2$Windows_x86 LibreOffice_project/07ac168c60a517dba0f0d7bc7540f5afa45f0909</meta:generator>
    <meta:document-statistic meta:table-count="0" meta:image-count="0" meta:object-count="0" meta:page-count="3" meta:paragraph-count="80" meta:word-count="903" meta:character-count="5374" meta:non-whitespace-character-count="4529"/>
  </office:meta>
</office:document-meta>
</file>